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0b42" officeooo:paragraph-rsid="00070b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6998" style:font-style-asian="normal" style:font-style-complex="normal"/>
    </style:style>
    <style:style style:name="T4" style:family="text">
      <style:text-properties fo:font-style="normal" officeooo:rsid="0007959e" style:font-style-asian="normal" style:font-style-complex="normal"/>
    </style:style>
    <style:style style:name="T5" style:family="text">
      <style:text-properties officeooo:rsid="00076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Ideas<text:line-break/><text:line-break/><text:span text:style-name="T5">The Cat</text:span><text:span text:style-name="T1"> is Acting Weird</text:span><text:span text:style-name="T2">: set in </text:span><text:span text:style-name="T3">a</text:span><text:span text:style-name="T2"> house, you notice that </text:span><text:span text:style-name="T3">the cat</text:span><text:span text:style-name="T2"> has cornered a mouse. Foil his plans and catch the mouse yourself. </text:span><text:span text:style-name="T3">Secretly a Burglar. “</text:span><text:span text:style-name="T4">Ferociously”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13:56:50.851000000</dc:date>
    <meta:editing-duration>PT1H28M58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32" meta:character-count="178" meta:non-whitespace-character-count="145"/>
  </office:meta>
</office:document-meta>
</file>